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53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7547in"/>
    </style:style>
    <style:style style:name="co4" style:family="table-column">
      <style:table-column-properties fo:break-before="auto" style:column-width="5.211in"/>
    </style:style>
    <style:style style:name="co5" style:family="table-column">
      <style:table-column-properties fo:break-before="auto" style:column-width="2.7744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789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2.7492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957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6846in"/>
    </style:style>
    <style:style style:name="co16" style:family="table-column">
      <style:table-column-properties fo:break-before="auto" style:column-width="6.7437in"/>
    </style:style>
    <style:style style:name="ro1" style:family="table-row">
      <style:table-row-properties style:row-height="0.6472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8035in" fo:break-before="auto" style:use-optimal-row-height="true"/>
    </style:style>
    <style:style style:name="ro6" style:family="table-row">
      <style:table-row-properties style:row-height="1.5866in" fo:break-before="auto" style:use-optimal-row-height="true"/>
    </style:style>
    <style:style style:name="ro7" style:family="table-row">
      <style:table-row-properties style:row-height="0.9602in" fo:break-before="auto" style:use-optimal-row-height="true"/>
    </style:style>
    <style:style style:name="ro8" style:family="table-row">
      <style:table-row-properties style:row-height="1.2736in" fo:break-before="auto" style:use-optimal-row-height="true"/>
    </style:style>
    <style:style style:name="ro9" style:family="table-row">
      <style:table-row-properties style:row-height="1.1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6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start" fo:margin-left="0in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8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4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in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fo:background-color="transparent" fo:border="none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fo:background-color="transparent"/>
      <style:text-properties fo:color="#003d73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in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in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29">
      <style:table-cell-properties fo:border="none"/>
      <style:text-properties fo:color="#003d73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in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29">
      <style:text-properties fo:color="#003d73"/>
    </style:style>
    <style:style style:name="ce28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in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5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86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border="none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 style:vertical-align="bottom"/>
      <style:text-properties style:use-window-font-color="true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0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fo:color="#666666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e0efd4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ext-properties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321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T1" style:family="text">
      <style:text-properties fo:color="#999999"/>
    </style:style>
    <style:style style:name="T2" style:family="text">
      <style:text-properties fo:color="#333333"/>
    </style:style>
    <style:style style:name="T3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65"/>
        <table:table-column table:style-name="co2" table:default-cell-style-name="ce272"/>
        <table:table-column table:style-name="co3" table:default-cell-style-name="ce275"/>
        <table:table-column table:style-name="co4" table:default-cell-style-name="ce275"/>
        <table:table-column table:style-name="co5" table:default-cell-style-name="ce266"/>
        <table:table-column table:style-name="co6" table:default-cell-style-name="ce278"/>
        <table:table-column table:style-name="co7" table:default-cell-style-name="ce280"/>
        <table:table-column table:style-name="co8" table:default-cell-style-name="ce282"/>
        <table:table-column table:style-name="co9" table:default-cell-style-name="ce280"/>
        <table:table-column table:style-name="co10" table:default-cell-style-name="ce284"/>
        <table:table-column table:style-name="co11" table:number-columns-repeated="972" table:default-cell-style-name="ce272"/>
        <table:table-column table:style-name="co12" table:default-cell-style-name="ce272"/>
        <table:table-column table:style-name="co12" table:default-cell-style-name="ce271"/>
        <table:table-column table:style-name="co12" table:number-columns-repeated="27" table:default-cell-style-name="ce272"/>
        <table:table-column table:style-name="co12" table:number-columns-repeated="7" table:default-cell-style-name="ce284"/>
        <table:table-column table:style-name="co12" table:number-columns-repeated="6" table:default-cell-style-name="ce278"/>
        <table:table-row table:style-name="ro1">
          <table:table-cell table:style-name="ce264" office:value-type="string" calcext:value-type="string">
            <text:p>Bones that deform the system avatar 2003</text:p>
          </table:table-cell>
          <table:table-cell table:style-name="ce264" office:value-type="string" calcext:value-type="string">
            <text:p>collision volumes 2003</text:p>
          </table:table-cell>
          <table:table-cell table:style-name="ce264" office:value-type="string" calcext:value-type="string">
            <text:p>Custom mesh: Extras 2011 + "Bento" bones 2016</text:p>
          </table:table-cell>
          <table:table-cell table:style-name="ce264" office:value-type="string" calcext:value-type="string">
            <text:p>These Appearance sliders affect this bone</text:p>
          </table:table-cell>
          <table:table-cell table:style-name="ce264" office:value-type="string" calcext:value-type="string">
            <text:p>attachment bones parent to mBones but do not deform</text:p>
          </table:table-cell>
          <table:table-cell/>
          <table:table-cell table:style-name="ce25" table:number-columns-spanned="3" table:number-rows-spanned="1"/>
          <table:covered-table-cell table:style-name="ce283"/>
          <table:covered-table-cell table:style-name="ce25"/>
          <table:table-cell table:style-name="ce285"/>
          <table:table-cell table:style-name="ce287" table:number-columns-repeated="974"/>
          <table:table-cell table:style-name="ce276" table:number-columns-repeated="27"/>
          <table:table-cell table:style-name="ce290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69"/>
          <table:table-cell table:style-name="ce274"/>
          <table:table-cell table:style-name="ce269" office:value-type="string" calcext:value-type="string">
            <text:p>Body Thickness, Torso Length, Hip Width, Hip Length, </text:p>
          </table:table-cell>
          <table:table-cell table:style-name="ce269" office:value-type="string" calcext:value-type="string">
            <text:p>aStomach, aAvatarCenter, aPelvis, aRight Hip, aLeft Hip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PELVIS</text:p>
          </table:table-cell>
          <table:table-cell table:style-name="ce274"/>
          <table:table-cell table:style-name="ce269" office:value-type="string" calcext:value-type="string">
            <text:p>Body Fat, Belly Size, Butt Size, Saddle Bag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BUTT</text:p>
          </table:table-cell>
          <table:table-cell table:style-name="ce274"/>
          <table:table-cell table:style-name="ce269" office:value-type="string" calcext:value-type="string">
            <text:p>Butt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1</text:p>
          </table:table-cell>
          <table:table-cell table:style-name="ce269" office:value-type="string" calcext:value-type="string">
            <text:p>Body Thickness, Torso Length, Hip Width, Hip Leng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2</text:p>
          </table:table-cell>
          <table:table-cell table:style-name="ce269" office:value-type="string" calcext:value-type="string">
            <text:p>Body Thickness, Torso Length, Hip Width, Hip Leng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Torso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</text:p>
          </table:table-cell>
          <table:table-cell table:style-name="ce269" office:value-type="string" calcext:value-type="string">
            <text:p>aSpine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BELLY</text:p>
          </table:table-cell>
          <table:table-cell table:style-name="ce274"/>
          <table:table-cell table:style-name="ce269" office:value-type="string" calcext:value-type="string">
            <text:p>Male, Body Fat, Torso Muscles, Love Handles, Belly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EFT_HANDLE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IGHT_HANDLE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OWER_BACK</text:p>
          </table:table-cell>
          <table:table-cell table:style-name="ce274"/>
          <table:table-cell table:style-name="ce269" office:value-type="string" calcext:value-type="string">
            <text:p>Body Fat, Love Handle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3</text:p>
          </table:table-cell>
          <table:table-cell table:style-name="ce269" office:value-type="string" calcext:value-type="string">
            <text:p>Male, Height, Body Thickness, Torso Leng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pine4</text:p>
          </table:table-cell>
          <table:table-cell table:style-name="ce269" office:value-type="string" calcext:value-type="string">
            <text:p>Male, Height, Body Thickness, Torso Leng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Ches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Right Pec, aLeft Pec, aChest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CHEST</text:p>
          </table:table-cell>
          <table:table-cell table:style-name="ce274"/>
          <table:table-cell table:style-name="ce269" office:value-type="string" calcext:value-type="string">
            <text:p>Male, Body Fat, Torso Muscles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 office:value-type="string" calcext:value-type="string">
            <text:p>LEFT_PEC</text:p>
          </table:table-cell>
          <table:table-cell table:style-name="ce274"/>
          <table:table-cell table:style-name="ce269" office:value-type="string" calcext:value-type="string">
            <text:p>Male, Body Fat, Breast Size (female), Breast Buoyancy (female), Breast Cleavage (female), Pectorals (male)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 office:value-type="string" calcext:value-type="string">
            <text:p>RIGHT_PEC</text:p>
          </table:table-cell>
          <table:table-cell table:style-name="ce274"/>
          <table:table-cell table:style-name="ce269" office:value-type="string" calcext:value-type="string">
            <text:p>Male, Body Fat, Breast Size (female), Breast Buoyancy (female), Breast Cleavage (female), Pectorals (male)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UPPER_BACK</text:p>
          </table:table-cell>
          <table:table-cell table:style-name="ce274"/>
          <table:table-cell table:style-name="ce269" office:value-type="string" calcext:value-type="string">
            <text:p>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Neck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Neck Thickness, Neck Length, Shoulders </text:p>
          </table:table-cell>
          <table:table-cell table:style-name="ce269" office:value-type="string" calcext:value-type="string">
            <text:p>aNeck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NECK</text:p>
          </table:table-cell>
          <table:table-cell table:style-name="ce274"/>
          <table:table-cell table:style-name="ce269" office:value-type="string" calcext:value-type="string">
            <text:p>Male, Body Fa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 office:value-type="string" calcext:value-type="string">
            <text:p>mHead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ead Size </text:p>
          </table:table-cell>
          <table:table-cell table:style-name="ce269" office:value-type="string" calcext:value-type="string">
            <text:p>aSkull, aNose, aRightEar, aLeftEar, aMouth, aChin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HEAD</text:p>
          </table:table-cell>
          <table:table-cell table:style-name="ce274"/>
          <table:table-cell table:style-name="ce269" office:value-type="string" calcext:value-type="string">
            <text:p>Male, Body Fat, Head Stretch/Squash, Head Leng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Skull</text:p>
          </table:table-cell>
          <table:table-cell table:style-name="ce269" office:value-type="string" calcext:value-type="string">
            <text:p>Hea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controlled directly by viewer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controlled directly by viewer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Root</text:p>
          </table:table-cell>
          <table:table-cell table:style-name="ce269" office:value-type="string" calcext:value-type="string">
            <text:p>Head Size, Head Stretch, <text:span text:style-name="T1">Head Shape</text:span>, Egg Head, Head Length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AltRight</text:p>
          </table:table-cell>
          <table:table-cell table:style-name="ce269" office:value-type="string" calcext:value-type="string">
            <text:p>Head Size, Head Stretch, Egg Head, Head Length, Face Shear, Eye Size, Eye Opening, Eye Spacing, Eye Dep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AltLeft</text:p>
          </table:table-cell>
          <table:table-cell table:style-name="ce269" office:value-type="string" calcext:value-type="string">
            <text:p>Head Size, Head Stretch, Egg Head, Head Length, Face Shear, Eye Size, Eye Opening, Eye Spacing, Eye Dep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ForeheadLeft </text:p>
          </table:table-cell>
          <table:table-cell table:style-name="ce269" office:value-type="string" calcext:value-type="string">
            <text:p>Head Size, <text:span text:style-name="T2">Head Shape</text:span>, Egg Head, Face Shear, Forehead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ForeheadRight</text:p>
          </table:table-cell>
          <table:table-cell table:style-name="ce269" office:value-type="string" calcext:value-type="string">
            <text:p>Head Size, <text:span text:style-name="T2">Head Shape</text:span>, Egg Head, Face Shear, Forehead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OuterLeft</text:p>
          </table:table-cell>
          <table:table-cell table:style-name="ce26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CenterLeft</text:p>
          </table:table-cell>
          <table:table-cell table:style-name="ce26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InnerLeft</text:p>
          </table:table-cell>
          <table:table-cell table:style-name="ce26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OuterRight</text:p>
          </table:table-cell>
          <table:table-cell table:style-name="ce269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CenterRight</text:p>
          </table:table-cell>
          <table:table-cell table:style-name="ce26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4">
          <table:table-cell/>
          <table:table-cell table:style-name="ce269"/>
          <table:table-cell table:style-name="ce274" office:value-type="string" calcext:value-type="string">
            <text:p>mFaceEyebrowInnerRight</text:p>
          </table:table-cell>
          <table:table-cell table:style-name="ce269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LidUpperLeft</text:p>
          </table:table-cell>
          <table:table-cell table:style-name="ce26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LidLowerLeft</text:p>
          </table:table-cell>
          <table:table-cell table:style-name="ce26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LidUpperRight</text:p>
          </table:table-cell>
          <table:table-cell table:style-name="ce269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LidLowerRight</text:p>
          </table:table-cell>
          <table:table-cell table:style-name="ce269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1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2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Ear2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NoseLeft</text:p>
          </table:table-cell>
          <table:table-cell table:style-name="ce26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NoseCenter</text:p>
          </table:table-cell>
          <table:table-cell table:style-name="ce269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NoseRight</text:p>
          </table:table-cell>
          <table:table-cell table:style-name="ce269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LowerLeft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CheekUpperLeft</text:p>
          </table:table-cell>
          <table:table-cell table:style-name="ce269" office:value-type="string" calcext:value-type="string">
            <text:p>Head Size, Head Stretch, Egg Head, Face Shear, Upper Cheeks, Cheek Bone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eekLowerRight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CheekUpperRight</text:p>
          </table:table-cell>
          <table:table-cell table:style-name="ce269" office:value-type="string" calcext:value-type="string">
            <text:p>Head Size, Head Stretch, Egg Head, Face Shear, Upper Cheeks, Cheek Bones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Jaw</text:p>
          </table:table-cell>
          <table:table-cell table:style-name="ce269" office:value-type="string" calcext:value-type="string">
            <text:p>Head Size, <text:span text:style-name="T1">Head Shape</text:span>, Egg Head, Jaw Angle</text:p>
          </table:table-cell>
          <table:table-cell table:style-name="ce269" office:value-type="string" calcext:value-type="string">
            <text:p>Jaw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Chin</text:p>
          </table:table-cell>
          <table:table-cell table:style-name="ce269" office:value-type="string" calcext:value-type="string">
            <text:p>Head Size, Head Stretch, <text:span text:style-name="T3">Head Shape</text:span>, Egg Head, Head Length,  Chin Angle Jaw Shape Chin Depth, Jaw Jut, Chin-Neck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TeethLower</text:p>
          </table:table-cell>
          <table:table-cell table:style-name="ce269" office:value-type="string" calcext:value-type="string">
            <text:p>Head Size, Head Stretch, Egg Head, Head Length, Mouth Position, Shift Mouth, Jaw Jut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LowerLeft</text:p>
          </table:table-cell>
          <table:table-cell table:style-name="ce269" office:value-type="string" calcext:value-type="string">
            <text:p>Head Size, Egg Head, Head Length, Face Shear, Lip Fullness, Lip Thickness, Lip Ratio, Mouth Corner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LowerRight</text:p>
          </table:table-cell>
          <table:table-cell table:style-name="ce269" office:value-type="string" calcext:value-type="string">
            <text:p>Head Size, Egg Head, Head Length, Face Shear, Lip Fullness, Lip Thickness, Lip Ratio, Mouth Corner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LowerCenter</text:p>
          </table:table-cell>
          <table:table-cell table:style-name="ce269" office:value-type="string" calcext:value-type="string">
            <text:p>Head Size, Egg Head, Head Length, Lip Fullness, Lip Thickness, Lip Ratio, Mouth Corner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TongueBase</text:p>
          </table:table-cell>
          <table:table-cell table:style-name="ce269" office:value-type="string" calcext:value-type="string">
            <text:p>Head Size, Egg Head, Head Length,</text:p>
          </table:table-cell>
          <table:table-cell table:style-name="ce269" office:value-type="string" calcext:value-type="string">
            <text:p>Tongue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TongueTip</text:p>
          </table:table-cell>
          <table:table-cell table:style-name="ce269" office:value-type="string" calcext:value-type="string">
            <text:p>Head Size, Head Leng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JawShaper</text:p>
          </table:table-cell>
          <table:table-cell table:style-name="ce269" office:value-type="string" calcext:value-type="string">
            <text:p>Head Size, <text:span text:style-name="T1">Head Shape</text:span>, Egg Head, Jaw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ForeheadCenter</text:p>
          </table:table-cell>
          <table:table-cell table:style-name="ce269" office:value-type="string" calcext:value-type="string">
            <text:p>Head Size, Head Stretch, Egg Head, Forehead Angle, Brow Size, Upper Bridg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NoseBase</text:p>
          </table:table-cell>
          <table:table-cell table:style-name="ce269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TeethUpper</text:p>
          </table:table-cell>
          <table:table-cell table:style-name="ce269" office:value-type="string" calcext:value-type="string">
            <text:p>Head Size, Head Stretch, Egg Head, Head Length, Crooked Nose, Mouth Position, Shift Mou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UpperLef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UpperRigh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CornerLef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CornerRight</text:p>
          </table:table-cell>
          <table:table-cell table:style-name="ce269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LipUpperCenter</text:p>
          </table:table-cell>
          <table:table-cell table:style-name="ce269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cornerInnerLeft</text:p>
          </table:table-cell>
          <table:table-cell table:style-name="ce269" office:value-type="string" calcext:value-type="string">
            <text:p>Head Size, Head Stretch, Egg Head, Face Shear, Eye Size, Eye Spacing, Inner Eye Corner, Eye Dep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FaceEyecornerInnerRight</text:p>
          </table:table-cell>
          <table:table-cell table:style-name="ce269" office:value-type="string" calcext:value-type="string">
            <text:p>Head Size, Head Stretch, Egg Head, Face Shear, Eye Size, Eye Spacing, Inner Eye Corner, Eye Dep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aceNoseBridge</text:p>
          </table:table-cell>
          <table:table-cell table:style-name="ce269" office:value-type="string" calcext:value-type="string">
            <text:p>Head Size, Head Stretch, Nose Size, Upper Bridge, Lower Bridge, Crooked Nose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Left Shoulder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CLAVICLE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L Upper Arm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UPP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L Forearm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LOW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aLeft Hand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HAND</text:p>
          </table:table-cell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2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3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2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3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HandRing1Left</text:p>
          </table:table-cell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Left Ring Finger</text:p>
            <text:p>Right Ring Finger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3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3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1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2Lef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3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Shoulders</text:p>
          </table:table-cell>
          <table:table-cell table:style-name="ce269" office:value-type="string" calcext:value-type="string">
            <text:p>aRightShoulder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CLAVICLE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R Upper Arm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UPP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Arm Length</text:p>
          </table:table-cell>
          <table:table-cell table:style-name="ce269" office:value-type="string" calcext:value-type="string">
            <text:p>aRForearm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LOWER_ARM</text:p>
          </table:table-cell>
          <table:table-cell table:style-name="ce274"/>
          <table:table-cell table:style-name="ce269" office:value-type="string" calcext:value-type="string">
            <text:p>Male, Body Fat, Torso Muscle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Hand Size</text:p>
          </table:table-cell>
          <table:table-cell table:style-name="ce269" office:value-type="string" calcext:value-type="string">
            <text:p>aRight Hand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HAND</text:p>
          </table:table-cell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Middle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Middle2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Middle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Index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Index2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Index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Ring2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Ring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Pinky2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Pinky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andThumb2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HandThumb3Right</text:p>
          </table:table-cell>
          <table:table-cell table:style-name="ce269" office:value-type="string" calcext:value-type="string">
            <text:p>Hand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sRoo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Wing1Left</text:p>
          </table:table-cell>
          <table:table-cell table:style-name="ce269" office:value-type="string" calcext:value-type="string">
            <text:p>Male, Height, Body Thickness, Shoulders, </text:p>
          </table:table-cell>
          <table:table-cell table:style-name="ce269" office:value-type="string" calcext:value-type="string">
            <text:p>Left Wing</text:p>
            <text:p/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2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3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Lef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Fan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1Right</text:p>
          </table:table-cell>
          <table:table-cell table:style-name="ce269"/>
          <table:table-cell table:style-name="ce269" office:value-type="string" calcext:value-type="string">
            <text:p>Right Wing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2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3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Wing4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/>
            <text:p>mWing4FanRight</text:p>
          </table:table-cell>
          <table:table-cell table:style-name="ce269" office:value-type="string" calcext:value-type="string">
            <text:p>Heigh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Hip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, Hip Width, </text:p>
          </table:table-cell>
          <table:table-cell table:style-name="ce269" office:value-type="string" calcext:value-type="string">
            <text:p>aL UpperLeg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UPP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</text:p>
          </table:table-cell>
          <table:table-cell table:style-name="ce269" office:value-type="string" calcext:value-type="string">
            <text:p>aL Lower Leg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LOW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 office:value-type="string" calcext:value-type="string">
            <text:p>aLeft Foot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L_FOOT</text:p>
          </table:table-cell>
          <table:table-cell table:style-name="ce274"/>
          <table:table-cell table:style-name="ce269" office:value-type="string" calcext:value-type="string">
            <text:p>Foot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ootLeft</text:p>
          </table:table-cell>
          <table:table-cell table:style-name="ce269" office:value-type="string" calcext:value-type="string">
            <text:p>Heel Height, Platform Height 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oeLef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Hip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, Hip Width, </text:p>
          </table:table-cell>
          <table:table-cell table:style-name="ce269" office:value-type="string" calcext:value-type="string">
            <text:p>aR UpperLeg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UPP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Male, Height, Body Thickness, Torso Length, Leg Length</text:p>
          </table:table-cell>
          <table:table-cell table:style-name="ce269" office:value-type="string" calcext:value-type="string">
            <text:p>aR Lower Leg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LOWER_LEG</text:p>
          </table:table-cell>
          <table:table-cell table:style-name="ce274"/>
          <table:table-cell table:style-name="ce269" office:value-type="string" calcext:value-type="string">
            <text:p>Leg Muscles, Knee Angl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69"/>
          <table:table-cell table:style-name="ce274"/>
          <table:table-cell table:style-name="ce269" office:value-type="string" calcext:value-type="string">
            <text:p>none</text:p>
          </table:table-cell>
          <table:table-cell table:style-name="ce269" office:value-type="string" calcext:value-type="string">
            <text:p>aRight Foot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 office:value-type="string" calcext:value-type="string">
            <text:p>R_FOOT</text:p>
          </table:table-cell>
          <table:table-cell table:style-name="ce274"/>
          <table:table-cell table:style-name="ce269" office:value-type="string" calcext:value-type="string">
            <text:p>Foot Siz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FootRight</text:p>
          </table:table-cell>
          <table:table-cell table:style-name="ce269" office:value-type="string" calcext:value-type="string">
            <text:p>Heel Height, Platform Height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oeRigh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1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 office:value-type="string" calcext:value-type="string">
            <text:p>Tail Base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2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3</text:p>
          </table:table-cell>
          <table:table-cell table:style-name="ce269" office:value-type="string" calcext:value-type="string">
            <text:p>Height, Body Thickness, Hip Width, 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4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5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Tail6</text:p>
          </table:table-cell>
          <table:table-cell table:style-name="ce269" office:value-type="string" calcext:value-type="string">
            <text:p>Height, Body Thickness</text:p>
          </table:table-cell>
          <table:table-cell table:style-name="ce269" office:value-type="string" calcext:value-type="string">
            <text:p>Tail Tip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Groin</text:p>
          </table:table-cell>
          <table:table-cell table:style-name="ce269" office:value-type="string" calcext:value-type="string">
            <text:p>Package (male)</text:p>
          </table:table-cell>
          <table:table-cell table:style-name="ce269" office:value-type="string" calcext:value-type="string">
            <text:p>Groin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Roo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2">
          <table:table-cell/>
          <table:table-cell table:style-name="ce269"/>
          <table:table-cell table:style-name="ce274" office:value-type="string" calcext:value-type="string">
            <text:p>mHindLimb1Left</text:p>
          </table:table-cell>
          <table:table-cell table:style-name="ce269" office:value-type="string" calcext:value-type="string">
            <text:p>Male, Height, Body Thickness, Torso Length, Leg Length, Hip Width</text:p>
          </table:table-cell>
          <table:table-cell table:style-name="ce269" office:value-type="string" calcext:value-type="string">
            <text:p>Left Hind Foot</text:p>
            <text:p>Right Hind Foot</text:p>
          </table:table-cell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2Left</text:p>
          </table:table-cell>
          <table:table-cell table:style-name="ce269" office:value-type="string" calcext:value-type="string">
            <text:p>Male, Height, Body Thickness, Torso Length, Leg Length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3Left</text:p>
          </table:table-cell>
          <table:table-cell table:style-name="ce269" office:value-type="string" calcext:value-type="string">
            <text:p>none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4Lef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1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2Right</text:p>
          </table:table-cell>
          <table:table-cell table:style-name="ce269" table:number-columns-repeated="2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3Right</text:p>
          </table:table-cell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/>
          <table:table-cell table:style-name="ce269"/>
          <table:table-cell table:style-name="ce274" office:value-type="string" calcext:value-type="string">
            <text:p>mHindLimb4Right</text:p>
          </table:table-cell>
          <table:table-cell table:style-name="ce269" office:value-type="string" calcext:value-type="string">
            <text:p>Platform Height, Heel Height</text:p>
          </table:table-cell>
          <table:table-cell table:style-name="ce269"/>
          <table:table-cell table:style-name="ce29"/>
          <table:table-cell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style-name="ce286" table:number-columns-repeated="7"/>
          <table:table-cell table:style-name="ce29" table:number-columns-repeated="6"/>
        </table:table-row>
        <table:table-row table:style-name="ro3" table:number-rows-repeated="2">
          <table:table-cell/>
          <table:table-cell table:style-name="ce269"/>
          <table:table-cell table:style-name="ce274"/>
          <table:table-cell table:style-name="ce269" table:number-columns-repeated="2"/>
          <table:table-cell table:number-columns-repeated="2"/>
          <table:table-cell table:style-name="ce280"/>
          <table:table-cell/>
          <table:table-cell table:style-name="ce286"/>
          <table:table-cell table:style-name="ce271" table:number-columns-repeated="973"/>
          <table:table-cell/>
          <table:table-cell table:style-name="ce271" table:number-columns-repeated="27"/>
          <table:table-cell table:number-columns-repeated="13"/>
        </table:table-row>
        <table:table-row table:style-name="ro3">
          <table:table-cell table:style-name="ce75" office:value-type="string" calcext:value-type="string">
            <text:p>SOURCES</text:p>
          </table:table-cell>
          <table:table-cell table:style-name="ce269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 table:number-columns-repeated="9"/>
          <table:table-cell table:style-name="ce270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270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/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http://wiki.secondlife.com/wiki/Mesh/Rigging_Fitted_Mesh#Download_links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other resources: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https://bitbucket.org/lindenlab/secondlife-creator-resources/src/master/models/collada/" xlink:type="simple">https://bitbucket.org/lindenlab/secondlife-creator-resources/src/master/models/collada/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last updated Ada Radius 2021-11-27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5"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8"/>
        </table:table-row>
        <table:table-row table:style-name="ro3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8"/>
        </table:table-row>
        <table:table-row table:style-name="ro3" table:number-rows-repeated="755">
          <table:table-cell table:style-name="ce268"/>
          <table:table-cell table:style-name="ce273" table:number-columns-repeated="3"/>
          <table:table-cell table:style-name="ce277"/>
          <table:table-cell table:number-columns-repeated="1019"/>
        </table:table-row>
        <table:table-row table:style-name="ro3" table:number-rows-repeated="10476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16"/>
        <table:table-column table:style-name="co14" table:default-cell-style-name="ce320"/>
        <table:table-column table:style-name="co15" table:default-cell-style-name="ce325"/>
        <table:table-column table:style-name="co16" table:default-cell-style-name="ce330"/>
        <table:table-column table:style-name="co12" table:number-columns-repeated="1019" table:default-cell-style-name="ce316"/>
        <table:table-column table:style-name="co12" table:default-cell-style-name="Default"/>
        <table:table-row table:style-name="ro2">
          <table:table-cell table:style-name="ce291" office:value-type="string" calcext:value-type="string">
            <text:p>Shape slider </text:p>
          </table:table-cell>
          <table:table-cell table:style-name="ce317" office:value-type="string" calcext:value-type="string">
            <text:p>ID</text:p>
          </table:table-cell>
          <table:table-cell table:style-name="ce321" office:value-type="string" calcext:value-type="string">
            <text:p>Neutral value</text:p>
          </table:table-cell>
          <table:table-cell table:style-name="ce291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294" office:value-type="string" calcext:value-type="string">
            <text:p>Male (toggle)</text:p>
          </table:table-cell>
          <table:table-cell table:style-name="ce318" office:value-type="float" office:value="80" calcext:value-type="float">
            <text:p>80</text:p>
          </table:table-cell>
          <table:table-cell table:style-name="ce322" office:value-type="float" office:value="0" calcext:value-type="float">
            <text:p>0.0000</text:p>
          </table:table-cell>
          <table:table-cell table:style-name="ce31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5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57"/>
          <table:covered-table-cell table:style-name="ce64"/>
          <table:covered-table-cell table:style-name="ce67"/>
          <table:table-cell table:style-name="ce67" table:number-columns-repeated="1018"/>
          <table:table-cell/>
        </table:table-row>
        <table:table-row table:style-name="ro5">
          <table:table-cell table:style-name="ce296" office:value-type="string" calcext:value-type="string">
            <text:p>Height</text:p>
          </table:table-cell>
          <table:table-cell table:style-name="ce318" office:value-type="float" office:value="33" calcext:value-type="float">
            <text:p>33</text:p>
          </table:table-cell>
          <table:table-cell table:style-name="ce322" office:value-type="float" office:value="0.5349" calcext:value-type="float">
            <text:p>0.5349</text:p>
          </table:table-cell>
          <table:table-cell table:style-name="ce296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296" office:value-type="string" calcext:value-type="string">
            <text:p>Body Thickness</text:p>
          </table:table-cell>
          <table:table-cell table:style-name="ce318" office:value-type="float" office:value="34" calcext:value-type="float">
            <text:p>34</text:p>
          </table:table-cell>
          <table:table-cell table:style-name="ce322" office:value-type="float" office:value="0.3182" calcext:value-type="float">
            <text:p>0.3182</text:p>
          </table:table-cell>
          <table:table-cell table:style-name="ce296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296" office:value-type="string" calcext:value-type="string">
            <text:p>Body Fat</text:p>
          </table:table-cell>
          <table:table-cell table:style-name="ce318" office:value-type="float" office:value="637" calcext:value-type="float">
            <text:p>637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Hover</text:p>
          </table:table-cell>
          <table:table-cell table:style-name="ce318" office:value-type="float" office:value="11001" calcext:value-type="float">
            <text:p>11001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6">
          <table:table-cell table:style-name="ce296" office:value-type="string" calcext:value-type="string">
            <text:p>Head Size</text:p>
          </table:table-cell>
          <table:table-cell table:style-name="ce318" office:value-type="float" office:value="682" calcext:value-type="float">
            <text:p>68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296" office:value-type="string" calcext:value-type="string">
            <text:p>Head Stretch</text:p>
          </table:table-cell>
          <table:table-cell table:style-name="ce318" office:value-type="float" office:value="647" calcext:value-type="float">
            <text:p>64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58" office:value-type="string" calcext:value-type="string">
            <text:p>Head Shape</text:p>
          </table:table-cell>
          <table:table-cell table:style-name="ce318" office:value-type="float" office:value="193" calcext:value-type="float">
            <text:p>193</text:p>
          </table:table-cell>
          <table:table-cell table:style-name="ce322" office:value-type="float" office:value="0" calcext:value-type="float">
            <text:p>0.0000</text:p>
          </table:table-cell>
          <table:table-cell table:style-name="ce58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296" office:value-type="string" calcext:value-type="string">
            <text:p>Egg Head</text:p>
          </table:table-cell>
          <table:table-cell table:style-name="ce318" office:value-type="float" office:value="646" calcext:value-type="float">
            <text:p>646</text:p>
          </table:table-cell>
          <table:table-cell table:style-name="ce322" office:value-type="float" office:value="0.5652" calcext:value-type="float">
            <text:p>0.5652</text:p>
          </table:table-cell>
          <table:table-cell table:style-name="ce296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296" office:value-type="string" calcext:value-type="string">
            <text:p>Head Length</text:p>
          </table:table-cell>
          <table:table-cell table:style-name="ce318" office:value-type="float" office:value="773" calcext:value-type="float">
            <text:p>773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296" office:value-type="string" calcext:value-type="string">
            <text:p>Face Shear</text:p>
          </table:table-cell>
          <table:table-cell table:style-name="ce318" office:value-type="float" office:value="662" calcext:value-type="float">
            <text:p>66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Forehead Angle</text:p>
          </table:table-cell>
          <table:table-cell table:style-name="ce318" office:value-type="float" office:value="629" calcext:value-type="float">
            <text:p>62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Brow Size</text:p>
          </table:table-cell>
          <table:table-cell table:style-name="ce318" office:value-type="float" office:value="1" calcext:value-type="float">
            <text:p>1</text:p>
          </table:table-cell>
          <table:table-cell table:style-name="ce322" office:value-type="float" office:value="0.1304" calcext:value-type="float">
            <text:p>0.1304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Cheeks</text:p>
          </table:table-cell>
          <table:table-cell table:style-name="ce318" office:value-type="float" office:value="18" calcext:value-type="float">
            <text:p>18</text:p>
          </table:table-cell>
          <table:table-cell table:style-name="ce322" office:value-type="float" office:value="0.375" calcext:value-type="float">
            <text:p>0.3750</text:p>
          </table:table-cell>
          <table:table-cell table:style-name="ce29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wer Cheeks</text:p>
          </table:table-cell>
          <table:table-cell table:style-name="ce318" office:value-type="float" office:value="10" calcext:value-type="float">
            <text:p>10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eek Bones</text:p>
          </table:table-cell>
          <table:table-cell table:style-name="ce318" office:value-type="float" office:value="14" calcext:value-type="float">
            <text:p>14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4">
          <table:table-cell table:style-name="ce296" office:value-type="string" calcext:value-type="string">
            <text:p>Eye Size</text:p>
          </table:table-cell>
          <table:table-cell table:style-name="ce318" office:value-type="float" office:value="690" calcext:value-type="float">
            <text:p>690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Eye Opening</text:p>
          </table:table-cell>
          <table:table-cell table:style-name="ce318" office:value-type="float" office:value="24" calcext:value-type="float">
            <text:p>24</text:p>
          </table:table-cell>
          <table:table-cell table:style-name="ce322" office:value-type="float" office:value="0.4286" calcext:value-type="float">
            <text:p>0.4286</text:p>
          </table:table-cell>
          <table:table-cell table:style-name="ce296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296" office:value-type="string" calcext:value-type="string">
            <text:p>Eye Spacing</text:p>
          </table:table-cell>
          <table:table-cell table:style-name="ce318" office:value-type="float" office:value="196" calcext:value-type="float">
            <text:p>196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Outer Eye Corner</text:p>
          </table:table-cell>
          <table:table-cell table:style-name="ce318" office:value-type="float" office:value="650" calcext:value-type="float">
            <text:p>650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Inner Eye Corner</text:p>
          </table:table-cell>
          <table:table-cell table:style-name="ce318" office:value-type="float" office:value="880" calcext:value-type="float">
            <text:p>880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296" office:value-type="string" calcext:value-type="string">
            <text:p>Eye Depth</text:p>
          </table:table-cell>
          <table:table-cell table:style-name="ce318" office:value-type="float" office:value="769" calcext:value-type="float">
            <text:p>76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Eyelid Fold</text:p>
          </table:table-cell>
          <table:table-cell table:style-name="ce318" office:value-type="float" office:value="21" calcext:value-type="float">
            <text:p>21</text:p>
          </table:table-cell>
          <table:table-cell table:style-name="ce322" office:value-type="float" office:value="0.1333" calcext:value-type="float">
            <text:p>0.1333</text:p>
          </table:table-cell>
          <table:table-cell table:style-name="ce296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 Bags</text:p>
          </table:table-cell>
          <table:table-cell table:style-name="ce318" office:value-type="float" office:value="23" calcext:value-type="float">
            <text:p>23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uffy Eyelids</text:p>
          </table:table-cell>
          <table:table-cell table:style-name="ce318" office:value-type="float" office:value="765" calcext:value-type="float">
            <text:p>765</text:p>
          </table:table-cell>
          <table:table-cell table:style-name="ce322" office:value-type="float" office:value="0.1071" calcext:value-type="float">
            <text:p>0.1071</text:p>
          </table:table-cell>
          <table:table-cell table:style-name="ce296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lash Length</text:p>
          </table:table-cell>
          <table:table-cell table:style-name="ce318" office:value-type="float" office:value="518" calcext:value-type="float">
            <text:p>518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ye Pop</text:p>
          </table:table-cell>
          <table:table-cell table:style-name="ce318" office:value-type="float" office:value="664" calcext:value-type="float">
            <text:p>664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3">
          <table:table-cell table:style-name="ce296" office:value-type="string" calcext:value-type="string">
            <text:p>Ear Size</text:p>
          </table:table-cell>
          <table:table-cell table:style-name="ce318" office:value-type="float" office:value="35" calcext:value-type="float">
            <text:p>35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ar Angle</text:p>
          </table:table-cell>
          <table:table-cell table:style-name="ce318" office:value-type="float" office:value="15" calcext:value-type="float">
            <text:p>15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58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296" office:value-type="string" calcext:value-type="string">
            <text:p>Attached Earlobes</text:p>
          </table:table-cell>
          <table:table-cell table:style-name="ce318" office:value-type="float" office:value="22" calcext:value-type="float">
            <text:p>22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Ear Tips</text:p>
          </table:table-cell>
          <table:table-cell table:style-name="ce318" office:value-type="float" office:value="796" calcext:value-type="float">
            <text:p>796</text:p>
          </table:table-cell>
          <table:table-cell table:style-name="ce322" office:value-type="float" office:value="0.1176" calcext:value-type="float">
            <text:p>0.1176</text:p>
          </table:table-cell>
          <table:table-cell table:style-name="ce296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3">
          <table:table-cell table:style-name="ce296" office:value-type="string" calcext:value-type="string">
            <text:p>Nose Size</text:p>
          </table:table-cell>
          <table:table-cell table:style-name="ce318" office:value-type="float" office:value="2" calcext:value-type="float">
            <text:p>2</text:p>
          </table:table-cell>
          <table:table-cell table:style-name="ce322" office:value-type="float" office:value="0.2424" calcext:value-type="float">
            <text:p>0.2424</text:p>
          </table:table-cell>
          <table:table-cell table:style-name="ce296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Width</text:p>
          </table:table-cell>
          <table:table-cell table:style-name="ce318" office:value-type="float" office:value="517" calcext:value-type="float">
            <text:p>51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tril Width</text:p>
          </table:table-cell>
          <table:table-cell table:style-name="ce318" office:value-type="float" office:value="4" calcext:value-type="float">
            <text:p>4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tril Division</text:p>
          </table:table-cell>
          <table:table-cell table:style-name="ce318" office:value-type="float" office:value="759" calcext:value-type="float">
            <text:p>759</text:p>
          </table:table-cell>
          <table:table-cell table:style-name="ce322" office:value-type="float" office:value="0.4" calcext:value-type="float">
            <text:p>0.4000</text:p>
          </table:table-cell>
          <table:table-cell table:style-name="ce296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hickness</text:p>
          </table:table-cell>
          <table:table-cell table:style-name="ce318" office:value-type="float" office:value="20" calcext:value-type="float">
            <text:p>20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Bridge</text:p>
          </table:table-cell>
          <table:table-cell table:style-name="ce318" office:value-type="float" office:value="11" calcext:value-type="float">
            <text:p>11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wer Bridge</text:p>
          </table:table-cell>
          <table:table-cell table:style-name="ce318" office:value-type="float" office:value="758" calcext:value-type="float">
            <text:p>758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idge Width</text:p>
          </table:table-cell>
          <table:table-cell table:style-name="ce318" office:value-type="float" office:value="27" calcext:value-type="float">
            <text:p>27</text:p>
          </table:table-cell>
          <table:table-cell table:style-name="ce322" office:value-type="float" office:value="0.52" calcext:value-type="float">
            <text:p>0.5200</text:p>
          </table:table-cell>
          <table:table-cell table:style-name="ce296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ip Angle</text:p>
          </table:table-cell>
          <table:table-cell table:style-name="ce318" office:value-type="float" office:value="19" calcext:value-type="float">
            <text:p>19</text:p>
          </table:table-cell>
          <table:table-cell table:style-name="ce322" office:value-type="float" office:value="0.6" calcext:value-type="float">
            <text:p>0.6000</text:p>
          </table:table-cell>
          <table:table-cell table:style-name="ce296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ose Tip Shape</text:p>
          </table:table-cell>
          <table:table-cell table:style-name="ce318" office:value-type="float" office:value="6" calcext:value-type="float">
            <text:p>6</text:p>
          </table:table-cell>
          <table:table-cell table:style-name="ce322" office:value-type="float" office:value="0.2308" calcext:value-type="float">
            <text:p>0.2308</text:p>
          </table:table-cell>
          <table:table-cell table:style-name="ce296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296" office:value-type="string" calcext:value-type="string">
            <text:p>Crooked Nose</text:p>
          </table:table-cell>
          <table:table-cell table:style-name="ce318" office:value-type="float" office:value="656" calcext:value-type="float">
            <text:p>65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2">
          <table:table-cell table:style-name="ce296" office:value-type="string" calcext:value-type="string">
            <text:p>Lip Width</text:p>
          </table:table-cell>
          <table:table-cell table:style-name="ce318" office:value-type="float" office:value="155" calcext:value-type="float">
            <text:p>155</text:p>
          </table:table-cell>
          <table:table-cell table:style-name="ce322" office:value-type="float" office:value="0.4091" calcext:value-type="float">
            <text:p>0.4091</text:p>
          </table:table-cell>
          <table:table-cell table:style-name="ce296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Fullness</text:p>
          </table:table-cell>
          <table:table-cell table:style-name="ce318" office:value-type="float" office:value="653" calcext:value-type="float">
            <text:p>653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Thickness</text:p>
          </table:table-cell>
          <table:table-cell table:style-name="ce318" office:value-type="float" office:value="505" calcext:value-type="float">
            <text:p>50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ip Ratio</text:p>
          </table:table-cell>
          <table:table-cell table:style-name="ce318" office:value-type="float" office:value="799" calcext:value-type="float">
            <text:p>79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Mouth Position</text:p>
          </table:table-cell>
          <table:table-cell table:style-name="ce318" office:value-type="float" office:value="506" calcext:value-type="float">
            <text:p>50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Mouth Corner</text:p>
          </table:table-cell>
          <table:table-cell table:style-name="ce318" office:value-type="float" office:value="659" calcext:value-type="float">
            <text:p>659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ip Cleft Depth</text:p>
          </table:table-cell>
          <table:table-cell table:style-name="ce318" office:value-type="float" office:value="764" calcext:value-type="float">
            <text:p>764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ip Cleft</text:p>
          </table:table-cell>
          <table:table-cell table:style-name="ce318" office:value-type="float" office:value="25" calcext:value-type="float">
            <text:p>25</text:p>
          </table:table-cell>
          <table:table-cell table:style-name="ce322" office:value-type="float" office:value="0.3478" calcext:value-type="float">
            <text:p>0.3478</text:p>
          </table:table-cell>
          <table:table-cell table:style-name="ce296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Shift Mouth</text:p>
          </table:table-cell>
          <table:table-cell table:style-name="ce318" office:value-type="float" office:value="663" calcext:value-type="float">
            <text:p>663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3">
          <table:table-cell table:style-name="ce296" office:value-type="string" calcext:value-type="string">
            <text:p>Chin Angle</text:p>
          </table:table-cell>
          <table:table-cell table:style-name="ce318" office:value-type="float" office:value="7" calcext:value-type="float">
            <text:p>7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Shape</text:p>
          </table:table-cell>
          <table:table-cell table:style-name="ce318" office:value-type="float" office:value="17" calcext:value-type="float">
            <text:p>17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 Depth</text:p>
          </table:table-cell>
          <table:table-cell table:style-name="ce318" office:value-type="float" office:value="185" calcext:value-type="float">
            <text:p>18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Angle</text:p>
          </table:table-cell>
          <table:table-cell table:style-name="ce318" office:value-type="float" office:value="760" calcext:value-type="float">
            <text:p>760</text:p>
          </table:table-cell>
          <table:table-cell table:style-name="ce322" office:value-type="float" office:value="0.375" calcext:value-type="float">
            <text:p>0.3750</text:p>
          </table:table-cell>
          <table:table-cell table:style-name="ce296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aw Jut</text:p>
          </table:table-cell>
          <table:table-cell table:style-name="ce318" office:value-type="float" office:value="665" calcext:value-type="float">
            <text:p>66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Jowls</text:p>
          </table:table-cell>
          <table:table-cell table:style-name="ce318" office:value-type="float" office:value="12" calcext:value-type="float">
            <text:p>12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 Cleft</text:p>
          </table:table-cell>
          <table:table-cell table:style-name="ce318" office:value-type="float" office:value="5" calcext:value-type="float">
            <text:p>5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Upper Chin Cleft</text:p>
          </table:table-cell>
          <table:table-cell table:style-name="ce318" office:value-type="float" office:value="13" calcext:value-type="float">
            <text:p>13</text:p>
          </table:table-cell>
          <table:table-cell table:style-name="ce322"/>
          <table:table-cell table:style-name="ce29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Chin-Neck</text:p>
          </table:table-cell>
          <table:table-cell table:style-name="ce318" office:value-type="float" office:value="8" calcext:value-type="float">
            <text:p>8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2">
          <table:table-cell table:style-name="ce296" office:value-type="string" calcext:value-type="string">
            <text:p>Torso Muscles</text:p>
          </table:table-cell>
          <table:table-cell table:style-name="ce318" office:value-type="string" calcext:value-type="string">
            <text:p>649/678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eck Thickness</text:p>
          </table:table-cell>
          <table:table-cell table:style-name="ce318" office:value-type="float" office:value="683" calcext:value-type="float">
            <text:p>683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Neck Length</text:p>
          </table:table-cell>
          <table:table-cell table:style-name="ce318" office:value-type="float" office:value="756" calcext:value-type="float">
            <text:p>756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Shoulders</text:p>
          </table:table-cell>
          <table:table-cell table:style-name="ce318" office:value-type="float" office:value="36" calcext:value-type="float">
            <text:p>36</text:p>
          </table:table-cell>
          <table:table-cell table:style-name="ce322" office:value-type="float" office:value="0.5625" calcext:value-type="float">
            <text:p>0.5625</text:p>
          </table:table-cell>
          <table:table-cell table:style-name="ce296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 Size (female)</text:p>
          </table:table-cell>
          <table:table-cell table:style-name="ce318" office:value-type="float" office:value="105" calcext:value-type="float">
            <text:p>10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 Buoyancy (female)</text:p>
          </table:table-cell>
          <table:table-cell table:style-name="ce318" office:value-type="float" office:value="507" calcext:value-type="float">
            <text:p>507</text:p>
          </table:table-cell>
          <table:table-cell table:style-name="ce322" office:value-type="float" office:value="0.4286" calcext:value-type="float">
            <text:p>0.4286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reast Cleavage (female)</text:p>
          </table:table-cell>
          <table:table-cell table:style-name="ce318" office:value-type="float" office:value="684" calcext:value-type="float">
            <text:p>684</text:p>
          </table:table-cell>
          <table:table-cell table:style-name="ce322" office:value-type="float" office:value="0.1875" calcext:value-type="float">
            <text:p>0.1875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ectorals (male)</text:p>
          </table:table-cell>
          <table:table-cell table:style-name="ce318" office:value-type="float" office:value="685" calcext:value-type="float">
            <text:p>685</text:p>
          </table:table-cell>
          <table:table-cell table:style-name="ce322" office:value-type="float" office:value="0.3125" calcext:value-type="float">
            <text:p>0.3125</text:p>
          </table:table-cell>
          <table:table-cell table:style-name="ce29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Arm Length</text:p>
          </table:table-cell>
          <table:table-cell table:style-name="ce318" office:value-type="float" office:value="693" calcext:value-type="float">
            <text:p>693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296" office:value-type="string" calcext:value-type="string">
            <text:p>Hand Size</text:p>
          </table:table-cell>
          <table:table-cell table:style-name="ce318" office:value-type="float" office:value="675" calcext:value-type="float">
            <text:p>675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Torso Length</text:p>
          </table:table-cell>
          <table:table-cell table:style-name="ce318" office:value-type="float" office:value="38" calcext:value-type="float">
            <text:p>38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Love Handles</text:p>
          </table:table-cell>
          <table:table-cell table:style-name="ce318" office:value-type="float" office:value="676" calcext:value-type="float">
            <text:p>676</text:p>
          </table:table-cell>
          <table:table-cell table:style-name="ce322" office:value-type="float" office:value="0.3333" calcext:value-type="float">
            <text:p>0.3333</text:p>
          </table:table-cell>
          <table:table-cell table:style-name="ce296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elly Size</text:p>
          </table:table-cell>
          <table:table-cell table:style-name="ce318" office:value-type="float" office:value="157" calcext:value-type="float">
            <text:p>157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299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24"/>
          <table:covered-table-cell table:style-name="ce328"/>
          <table:covered-table-cell table:style-name="ce67"/>
          <table:table-cell table:style-name="ce67" table:number-columns-repeated="1018"/>
          <table:table-cell/>
        </table:table-row>
        <table:table-row table:style-name="ro3">
          <table:table-cell table:style-name="ce296" office:value-type="string" calcext:value-type="string">
            <text:p>Leg Muscles</text:p>
          </table:table-cell>
          <table:table-cell table:style-name="ce318" office:value-type="float" office:value="652" calcext:value-type="float">
            <text:p>652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eg Length</text:p>
          </table:table-cell>
          <table:table-cell table:style-name="ce318" office:value-type="float" office:value="692" calcext:value-type="float">
            <text:p>692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Hip Width</text:p>
          </table:table-cell>
          <table:table-cell table:style-name="ce318" office:value-type="float" office:value="37" calcext:value-type="float">
            <text:p>37</text:p>
          </table:table-cell>
          <table:table-cell table:style-name="ce322" office:value-type="float" office:value="0.5333" calcext:value-type="float">
            <text:p>0.5333</text:p>
          </table:table-cell>
          <table:table-cell table:style-name="ce296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Hip Length</text:p>
          </table:table-cell>
          <table:table-cell table:style-name="ce318" office:value-type="float" office:value="842" calcext:value-type="float">
            <text:p>842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Butt Size</text:p>
          </table:table-cell>
          <table:table-cell table:style-name="ce318" office:value-type="float" office:value="795" calcext:value-type="float">
            <text:p>795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ackage (male)</text:p>
          </table:table-cell>
          <table:table-cell table:style-name="ce318" office:value-type="float" office:value="879" calcext:value-type="float">
            <text:p>879</text:p>
          </table:table-cell>
          <table:table-cell table:style-name="ce322" office:value-type="float" office:value="0.2" calcext:value-type="float">
            <text:p>0.2000</text:p>
          </table:table-cell>
          <table:table-cell table:style-name="ce296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Saddle Bags</text:p>
          </table:table-cell>
          <table:table-cell table:style-name="ce318" office:value-type="float" office:value="753" calcext:value-type="float">
            <text:p>753</text:p>
          </table:table-cell>
          <table:table-cell table:style-name="ce322" office:value-type="float" office:value="0.1429" calcext:value-type="float">
            <text:p>0.1429</text:p>
          </table:table-cell>
          <table:table-cell table:style-name="ce296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Knee Angle</text:p>
          </table:table-cell>
          <table:table-cell table:style-name="ce318" office:value-type="float" office:value="841" calcext:value-type="float">
            <text:p>841</text:p>
          </table:table-cell>
          <table:table-cell table:style-name="ce322" office:value-type="float" office:value="0.5" calcext:value-type="float">
            <text:p>0.5000</text:p>
          </table:table-cell>
          <table:table-cell table:style-name="ce296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Foot Size</text:p>
          </table:table-cell>
          <table:table-cell table:style-name="ce318" office:value-type="float" office:value="515" calcext:value-type="float">
            <text:p>515</text:p>
          </table:table-cell>
          <table:table-cell table:style-name="ce322" office:value-type="float" office:value="0.25" calcext:value-type="float">
            <text:p>0.2500</text:p>
          </table:table-cell>
          <table:table-cell table:style-name="ce296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15" office:value-type="string" calcext:value-type="string">
            <text:p>Hair</text:p>
          </table:table-cell>
          <table:table-cell table:style-name="ce57" table:number-columns-repeated="2"/>
          <table:table-cell table:style-name="ce64"/>
          <table:table-cell table:style-name="ce67" table:number-columns-repeated="1019"/>
          <table:table-cell/>
        </table:table-row>
        <table:table-row table:style-name="ro2">
          <table:table-cell table:style-name="ce296" office:value-type="string" calcext:value-type="string">
            <text:p>Pointy_Eyebrows </text:p>
          </table:table-cell>
          <table:table-cell table:style-name="ce318" office:value-type="float" office:value="16" calcext:value-type="float">
            <text:p>16</text:p>
          </table:table-cell>
          <table:table-cell table:style-name="ce322" office:value-type="float" office:value="0.1429" calcext:value-type="float">
            <text:p>0.1429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Arced_Eyebrows </text:p>
          </table:table-cell>
          <table:table-cell table:style-name="ce318" office:value-type="float" office:value="31" calcext:value-type="float">
            <text:p>31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Eyebrow Size </text:p>
          </table:table-cell>
          <table:table-cell table:style-name="ce318" office:value-type="float" office:value="119" calcext:value-type="float">
            <text:p>119</text:p>
          </table:table-cell>
          <table:table-cell table:style-name="ce322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6" office:value-type="string" calcext:value-type="string">
            <text:p>Lower_Eyebrows </text:p>
          </table:table-cell>
          <table:table-cell table:style-name="ce318" office:value-type="float" office:value="757" calcext:value-type="float">
            <text:p>757</text:p>
          </table:table-cell>
          <table:table-cell table:style-name="ce322" office:value-type="float" office:value="0.6667" calcext:value-type="float">
            <text:p>0.6667</text:p>
          </table:table-cell>
          <table:table-cell table:style-name="ce29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15" office:value-type="string" calcext:value-type="string">
            <text:p>Shoes</text:p>
          </table:table-cell>
          <table:table-cell table:style-name="ce57" table:number-columns-repeated="2"/>
          <table:table-cell table:style-name="ce64"/>
          <table:table-cell table:style-name="ce67" table:number-columns-repeated="1019"/>
          <table:table-cell/>
        </table:table-row>
        <table:table-row table:style-name="ro3">
          <table:table-cell table:style-name="ce296" office:value-type="string" calcext:value-type="string">
            <text:p>Heel Height </text:p>
          </table:table-cell>
          <table:table-cell table:style-name="ce318" office:value-type="float" office:value="198" calcext:value-type="float">
            <text:p>198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296" office:value-type="string" calcext:value-type="string">
            <text:p>Platform Height </text:p>
          </table:table-cell>
          <table:table-cell table:style-name="ce318" office:value-type="float" office:value="503" calcext:value-type="float">
            <text:p>503</text:p>
          </table:table-cell>
          <table:table-cell table:style-name="ce322" office:value-type="float" office:value="0" calcext:value-type="float">
            <text:p>0.0000</text:p>
          </table:table-cell>
          <table:table-cell table:style-name="ce29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15" office:value-type="string" calcext:value-type="string">
            <text:p>Not supported</text:p>
          </table:table-cell>
          <table:table-cell table:style-name="ce57" table:number-columns-repeated="2"/>
          <table:table-cell table:style-name="ce64"/>
          <table:table-cell table:style-name="ce67" table:number-columns-repeated="1019"/>
          <table:table-cell/>
        </table:table-row>
        <table:table-row table:style-name="ro2">
          <table:table-cell table:style-name="ce296" office:value-type="string" calcext:value-type="string">
            <text:p>Head shape </text:p>
          </table:table-cell>
          <table:table-cell table:number-columns-repeated="2"/>
          <table:table-cell table:style-name="ce296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296" office:value-type="string" calcext:value-type="string">
            <text:p>Eyelash length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Eye Pop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Ear Angle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Attached Earlobe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Jowls </text:p>
          </table:table-cell>
          <table:table-cell table:number-columns-repeated="2"/>
          <table:table-cell table:style-name="ce296"/>
          <table:table-cell table:number-columns-repeated="1020"/>
        </table:table-row>
        <table:table-row table:style-name="ro3">
          <table:table-cell table:style-name="ce296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296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6"/>
          <table:table-cell table:style-name="ce272"/>
          <table:table-cell table:style-name="ce275" table:number-columns-repeated="2"/>
          <table:table-cell table:style-name="ce266"/>
          <table:table-cell table:style-name="ce278"/>
          <table:table-cell table:style-name="ce280"/>
          <table:table-cell table:style-name="ce282"/>
          <table:table-cell table:style-name="ce280"/>
          <table:table-cell table:style-name="ce284"/>
          <table:table-cell table:style-name="ce272" table:number-columns-repeated="1001"/>
          <table:table-cell table:style-name="ce284" table:number-columns-repeated="7"/>
          <table:table-cell table:style-name="ce278" table:number-columns-repeated="6"/>
        </table:table-row>
        <table:table-row table:style-name="ro3">
          <table:table-cell table:style-name="ce75" office:value-type="string" calcext:value-type="string">
            <text:p>SOURCES</text:p>
          </table:table-cell>
          <table:table-cell table:style-name="ce269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 table:number-columns-repeated="9"/>
          <table:table-cell table:style-name="ce270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270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/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the following are useful but contain inaccuracies or are not kept current: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 table:number-rows-repeated="2">
          <table:table-cell table:style-name="ce75"/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last updated Ada Radius 2021-11-07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5" office:value-type="string" calcext:value-type="string">
            <text:p><text:a xlink:href="mailto:adaradius@gmail.com" xlink:type="simple">adaradius@gmail.com</text:a></text:p>
          </table:table-cell>
          <table:table-cell table:style-name="ce394"/>
          <table:table-cell table:style-name="ce92"/>
          <table:table-cell table:style-name="ce17"/>
          <table:table-cell table:style-name="ce18"/>
          <table:table-cell table:style-name="ce17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5"/>
          <table:table-cell table:style-name="ce257" table:number-columns-repeated="7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77" office:value-type="string" calcext:value-type="string">
            <text:p><text:a xlink:href="http://www.adaradius.com/" xlink:type="simple">www.adaradius.com</text:a></text:p>
          </table:table-cell>
          <table:table-cell table:style-name="ce388"/>
          <table:table-cell table:style-name="ce91"/>
          <table:table-cell table:style-name="ce205" table:number-columns-repeated="3"/>
          <table:table-cell table:style-name="ce24"/>
          <table:table-cell table:style-name="ce26"/>
          <table:table-cell table:style-name="ce24"/>
          <table:table-cell table:style-name="ce388" table:number-columns-repeated="6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style-name="ce388" table:number-columns-repeated="946"/>
          <table:table-cell table:style-name="ce257" table:number-columns-repeated="6"/>
          <table:table-cell table:style-name="ce421" table:number-columns-repeated="30"/>
          <table:table-cell table:style-name="Default" table:number-columns-repeated="17"/>
          <table:table-cell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number:min-decimal-places="9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0398in" fo:margin-bottom="0.0398in" fo:margin-left="0.0398in" fo:margin-right="0.0398in" style:shadow="none" style:print-page-order="ttb" style:first-page-number="continue" style:scale-to-X="11" style:scale-to-Y="8" style:writing-mode="lr-tb" style:print="grid header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0:36:15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08T12:53:25.210000000</dc:date>
    <meta:editing-duration>P3DT11H9S</meta:editing-duration>
    <meta:editing-cycles>209</meta:editing-cycles>
    <meta:document-statistic meta:table-count="2" meta:cell-count="724" meta:object-count="0"/>
  </office:meta>
</office:document-meta>
</file>